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3.487cm"/>
    </style:style>
    <style:style style:name="co5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office:value-type="string">
            <text:p>nome</text:p>
          </table:table-cell>
          <table:table-cell office:value-type="string">
            <text:p>mensagem</text:p>
          </table:table-cell>
          <table:table-cell office:value-type="string">
            <text:p>arquivo</text:p>
          </table:table-cell>
          <table:table-cell office:value-type="string">
            <text:p>telefone</text:p>
          </table:table-cell>
          <table:table-cell table:number-columns-repeated="1020"/>
        </table:table-row>
        <table:table-row table:style-name="ro1">
          <table:table-cell office:value-type="string">
            <text:p>Carol</text:p>
          </table:table-cell>
          <table:table-cell office:value-type="string">
            <text:p>E aí, fulano, tudo certo?</text:p>
          </table:table-cell>
          <table:table-cell office:value-type="string">
            <text:p>N</text:p>
          </table:table-cell>
          <table:table-cell office:value-type="float" office:value="5521975256022">
            <text:p>5521975256022</text:p>
          </table:table-cell>
          <table:table-cell table:number-columns-repeated="1020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Coe fulano, bora surfar?</text:p>
          </table:table-cell>
          <table:table-cell office:value-type="string">
            <text:p>N</text:p>
          </table:table-cell>
          <table:table-cell office:value-type="float" office:value="5521998515014">
            <text:p>5521998515014</text:p>
          </table:table-cell>
          <table:table-cell table:number-columns-repeated="1020"/>
        </table:table-row>
        <table:table-row table:style-name="ro1">
          <table:table-cell office:value-type="string">
            <text:p>Jorge</text:p>
          </table:table-cell>
          <table:table-cell office:value-type="string">
            <text:p>Viajou, fulano. Olha isso:</text:p>
          </table:table-cell>
          <table:table-cell office:value-type="string">
            <text:p>pythonimpressionador.png</text:p>
          </table:table-cell>
          <table:table-cell office:value-type="float" office:value="5521996481674">
            <text:p>5521996481674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8">08/04/2023</text:date>, <text:time>13:4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8T13:49:05.16</dc:date>
    <dc:creator>Jorge Nami Harbes</dc:creator>
    <meta:document-statistic meta:table-count="1" meta:cell-count="16" meta:object-count="0"/>
    <meta:generator>OpenOffice/4.1.9$Win32 OpenOffice.org_project/419m1$Build-9805</meta:generator>
  </office:meta>
</office:document-meta>
</file>